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P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3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000000" style:letter-kerning="false"/>
    </style:style>
    <style:style style:name="P4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4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5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6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7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8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9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000000" style:letter-kerning="false"/>
    </style:style>
    <style:style style:name="P10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1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2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3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4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5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000000" style:letter-kerning="false"/>
    </style:style>
    <style:style style:name="P15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7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8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19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0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0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000000" style:letter-kerning="false"/>
    </style:style>
    <style:style style:name="P203" style:parent-style-name="Normal" style:family="paragraph">
      <style:text-properties fo:font-weight="bold" style:font-weight-asian="bold" style:font-weight-complex="bold" fo:color="#000000"/>
    </style:style>
    <style:style style:name="P204" style:parent-style-name="Normal" style:family="paragraph">
      <style:text-properties fo:font-weight="bold" style:font-weight-asian="bold" style:font-weight-complex="bold" fo:color="#000000"/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family="paragraph">
      <style:paragraph-properties fo:text-align="justify"/>
    </style:style>
    <style:style style:name="P21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2 Pass</text:p>
      <text:p text:style-name="P2">Define buttonstate, ledd10, ledon as boolean variables</text:p>
      <text:p text:style-name="P3"/>
      <text:p text:style-name="P4">setup()</text:p>
      <text:p text:style-name="P5">{</text:p>
      <text:p text:style-name="P6"><text:s text:c="4"/>Initialize Serial communication at 9600 baud rate</text:p>
      <text:p text:style-name="P7"/>
      <text:p text:style-name="P8"><text:s text:c="4"/>for i from 2 to 5 do</text:p>
      <text:p text:style-name="P9"><text:s text:c="4"/>{</text:p>
      <text:p text:style-name="P10"><text:s text:c="8"/>Set pin i as INPUT_PULLUP</text:p>
      <text:p text:style-name="P11"><text:s text:c="4"/>}</text:p>
      <text:p text:style-name="P12"/>
      <text:p text:style-name="P13"><text:s text:c="4"/>for i from 8 to 11 do</text:p>
      <text:p text:style-name="P14"><text:s text:c="4"/>{</text:p>
      <text:p text:style-name="P15"><text:s text:c="8"/>Set pin i as OUTPUT</text:p>
      <text:p text:style-name="P16"><text:s text:c="4"/>}</text:p>
      <text:p text:style-name="P17">}</text:p>
      <text:p text:style-name="P18"/>
      <text:p text:style-name="P19">loop()</text:p>
      <text:p text:style-name="P20">{</text:p>
      <text:p text:style-name="P21"><text:s text:c="4"/>for j from 2 to 5 do</text:p>
      <text:p text:style-name="P22"><text:s text:c="4"/>{</text:p>
      <text:p text:style-name="P23"><text:s text:c="8"/>Read the state of button j and store it in buttonstate</text:p>
      <text:p text:style-name="P24"/>
      <text:p text:style-name="P25"><text:s text:c="8"/>if (buttonstate is not pressed)</text:p>
      <text:p text:style-name="P26"><text:s text:c="8"/>{</text:p>
      <text:p text:style-name="P27"><text:s text:c="12"/>if (j - 1 is equal to 1)</text:p>
      <text:p text:style-name="P28"><text:s text:c="12"/>{</text:p>
      <text:p text:style-name="P29"><text:s text:c="16"/>if (ledon is equal to 0)</text:p>
      <text:p text:style-name="P30"><text:s text:c="16"/>{</text:p>
      <text:p text:style-name="P31"><text:s text:c="20"/>Turn ON LED on pin 11</text:p>
      <text:p text:style-name="P32"><text:s text:c="20"/>Delay for 500 milliseconds</text:p>
      <text:p text:style-name="P33"><text:s text:c="20"/>ledon = 1</text:p>
      <text:p text:style-name="P34"><text:s text:c="16"/>}</text:p>
      <text:p text:style-name="P35"><text:s text:c="16"/>else</text:p>
      <text:p text:style-name="P36"><text:s text:c="16"/>{</text:p>
      <text:p text:style-name="P37"><text:s text:c="20"/>Turn OFF LED on pin 11</text:p>
      <text:p text:style-name="P38"><text:s text:c="20"/>Delay for 500 milliseconds</text:p>
      <text:p text:style-name="P39"><text:s text:c="20"/>ledon = 0</text:p>
      <text:p text:style-name="P40"><text:s text:c="16"/>}</text:p>
      <text:p text:style-name="P41"><text:s text:c="12"/>}</text:p>
      <text:p text:style-name="P42"><text:s text:c="8"/>}</text:p>
      <text:p text:style-name="P43"><text:s text:c="4"/>}</text:p>
      <text:p text:style-name="P44">}</text:p>
      <text:p text:style-name="P45"/>
      <text:soft-page-break/>
      <text:p text:style-name="P46">Lab 2 Pass Plus</text:p>
      <text:p text:style-name="P47">Define buttonstate, ledd10, ledon as boolean variables</text:p>
      <text:p text:style-name="P48">Define tim as an integer variable</text:p>
      <text:p text:style-name="P49"/>
      <text:p text:style-name="P50">setup()</text:p>
      <text:p text:style-name="P51">{</text:p>
      <text:p text:style-name="P52"><text:s text:c="4"/>Initialize Serial communication at 9600 baud rate</text:p>
      <text:p text:style-name="P53"/>
      <text:p text:style-name="P54"><text:s text:c="4"/>for i from 2 to 5 do</text:p>
      <text:p text:style-name="P55"><text:s text:c="4"/>{</text:p>
      <text:p text:style-name="P56"><text:s text:c="8"/>Set pin i as INPUT_PULLUP</text:p>
      <text:p text:style-name="P57"><text:s text:c="4"/>}</text:p>
      <text:p text:style-name="P58"/>
      <text:p text:style-name="P59"><text:s text:c="4"/>for i from 6 to 11 do</text:p>
      <text:p text:style-name="P60"><text:s text:c="4"/>{</text:p>
      <text:p text:style-name="P61"><text:s text:c="8"/>Set pin i as OUTPUT</text:p>
      <text:p text:style-name="P62"><text:s text:c="4"/>}</text:p>
      <text:p text:style-name="P63"/>
      <text:p text:style-name="P64"><text:s text:c="4"/>Set tim to 1000</text:p>
      <text:p text:style-name="P65">}</text:p>
      <text:p text:style-name="P66"/>
      <text:p text:style-name="P67">loop()</text:p>
      <text:p text:style-name="P68">{</text:p>
      <text:p text:style-name="P69"><text:s text:c="4"/>Turn ON LED on pin 10</text:p>
      <text:p text:style-name="P70"><text:s text:c="4"/>Delay for tim milliseconds</text:p>
      <text:p text:style-name="P71"><text:s text:c="4"/>Turn OFF LED on pin 10</text:p>
      <text:p text:style-name="P72"><text:s text:c="4"/>Delay for tim milliseconds</text:p>
      <text:p text:style-name="P73"/>
      <text:p text:style-name="P74"><text:s text:c="4"/>If button on pin 3 is pressed</text:p>
      <text:p text:style-name="P75"><text:s text:c="4"/>{</text:p>
      <text:p text:style-name="P76"><text:s text:c="8"/>Set tim to 100</text:p>
      <text:p text:style-name="P77"><text:s text:c="4"/>}</text:p>
      <text:p text:style-name="P78"/>
      <text:p text:style-name="P79"><text:s text:c="4"/>If button on pin 4 is pressed</text:p>
      <text:p text:style-name="P80"><text:s text:c="4"/>{</text:p>
      <text:p text:style-name="P81"><text:s text:c="8"/>Set tim to 1000</text:p>
      <text:p text:style-name="P82"><text:s text:c="4"/>}</text:p>
      <text:p text:style-name="P83"/>
      <text:p text:style-name="P84"><text:s text:c="4"/>If button on pin 5 is pressed</text:p>
      <text:p text:style-name="P85"><text:s text:c="4"/>{</text:p>
      <text:p text:style-name="P86"><text:s text:c="8"/>For i from 0 to 255 do</text:p>
      <text:p text:style-name="P87"><text:s text:c="8"/>{</text:p>
      <text:p text:style-name="P88"><text:s text:c="12"/>Set the PWM value of pin 9 to i</text:p>
      <text:p text:style-name="P89"><text:s text:c="12"/>Set the PWM value of pin 6 to i</text:p>
      <text:p text:style-name="P90"><text:s text:c="12"/>Delay for 10 milliseconds</text:p>
      <text:soft-page-break/>
      <text:p text:style-name="P91"><text:s text:c="8"/>}</text:p>
      <text:p text:style-name="P92"/>
      <text:p text:style-name="P93"><text:s text:c="8"/>For i from 255 to 0 do</text:p>
      <text:p text:style-name="P94"><text:s text:c="8"/>{</text:p>
      <text:p text:style-name="P95"><text:s text:c="12"/>Set the PWM value of pin 9 to i</text:p>
      <text:p text:style-name="P96"><text:s text:c="12"/>Set the PWM value of pin 6 to i</text:p>
      <text:p text:style-name="P97"><text:s text:c="12"/>Delay for 10 milliseconds</text:p>
      <text:p text:style-name="P98"><text:s text:c="8"/>}</text:p>
      <text:p text:style-name="P99"><text:s text:c="4"/>}</text:p>
      <text:p text:style-name="P100">}</text:p>
      <text:p text:style-name="P101">Lab 2C</text:p>
      <text:p text:style-name="P102"/>
      <text:p text:style-name="P103">Define pins for rows and columns</text:p>
      <text:p text:style-name="P104">Initialize state as false</text:p>
      <text:p text:style-name="P105"/>
      <text:p text:style-name="P106">setup()</text:p>
      <text:p text:style-name="P107">{</text:p>
      <text:p text:style-name="P108"><text:s text:c="4"/>// Define pins for rows and columns</text:p>
      <text:p text:style-name="P109"><text:s text:c="4"/>for i from 0 to 7 do</text:p>
      <text:p text:style-name="P110"><text:s text:c="4"/>{</text:p>
      <text:p text:style-name="P111"><text:s text:c="8"/>Set pinMode for rows[i] as OUTPUT</text:p>
      <text:p text:style-name="P112"><text:s text:c="8"/>Set pinMode for cols[i] as OUTPUT</text:p>
      <text:p text:style-name="P113"><text:s text:c="4"/>}</text:p>
      <text:p text:style-name="P114"><text:s text:c="4"/>Set pinMode for pin 4 as INPUT_PULLUP</text:p>
      <text:p text:style-name="P115">}</text:p>
      <text:p text:style-name="P116"/>
      <text:p text:style-name="P117">loop()</text:p>
      <text:p text:style-name="P118">{</text:p>
      <text:p text:style-name="P119"><text:s text:c="4"/>If button on pin 4 is not pressed</text:p>
      <text:p text:style-name="P120"><text:s text:c="4"/>{</text:p>
      <text:p text:style-name="P121"><text:s text:c="8"/>For j from 0 to 15 do</text:p>
      <text:p text:style-name="P122"><text:s text:c="8"/>{</text:p>
      <text:p text:style-name="P123"><text:s text:c="12"/>For i from 0 to 9999 do</text:p>
      <text:p text:style-name="P124"><text:s text:c="12"/>{</text:p>
      <text:p text:style-name="P125"><text:s text:c="16"/>Call disp(j)</text:p>
      <text:p text:style-name="P126"><text:s text:c="12"/>}</text:p>
      <text:p text:style-name="P127"><text:s text:c="12"/>Delay for 1000 milliseconds</text:p>
      <text:p text:style-name="P128"><text:s text:c="8"/>}</text:p>
      <text:p text:style-name="P129"><text:s text:c="8"/>Call clear()</text:p>
      <text:p text:style-name="P130"><text:s text:c="4"/>}</text:p>
      <text:p text:style-name="P131">}</text:p>
      <text:p text:style-name="P132"/>
      <text:p text:style-name="P133">disp(x)</text:p>
      <text:p text:style-name="P134">{</text:p>
      <text:p text:style-name="P135"><text:s text:c="4"/>For i from 0 to 7 do</text:p>
      <text:soft-page-break/>
      <text:p text:style-name="P136"><text:s text:c="4"/>{</text:p>
      <text:p text:style-name="P137"><text:s text:c="8"/>Set col[i] LOW</text:p>
      <text:p text:style-name="P138"><text:s text:c="8"/>For j from 0 to 7 do</text:p>
      <text:p text:style-name="P139"><text:s text:c="8"/>{</text:p>
      <text:p text:style-name="P140"><text:s text:c="12"/>Set row[j] to the value in matrix[x][j][i]</text:p>
      <text:p text:style-name="P141"><text:s text:c="8"/>}</text:p>
      <text:p text:style-name="P142"><text:s text:c="8"/>For j from 0 to 7 do</text:p>
      <text:p text:style-name="P143"><text:s text:c="8"/>{</text:p>
      <text:p text:style-name="P144"><text:s text:c="12"/>Set row[j] LOW</text:p>
      <text:p text:style-name="P145"><text:s text:c="8"/>}</text:p>
      <text:p text:style-name="P146"><text:s text:c="8"/>Set col[i] HIGH</text:p>
      <text:p text:style-name="P147"><text:s text:c="4"/>}</text:p>
      <text:p text:style-name="P148">}</text:p>
      <text:p text:style-name="P149"/>
      <text:p text:style-name="P150">clear()</text:p>
      <text:p text:style-name="P151">{</text:p>
      <text:p text:style-name="P152"><text:s text:c="4"/>For i from 0 to 7 do</text:p>
      <text:p text:style-name="P153"><text:s text:c="4"/>{</text:p>
      <text:p text:style-name="P154"><text:s text:c="8"/>Set row[i] LOW</text:p>
      <text:p text:style-name="P155"><text:s text:c="8"/>Set col[i] LOW</text:p>
      <text:p text:style-name="P156"><text:s text:c="4"/>}</text:p>
      <text:p text:style-name="P157">}</text:p>
      <text:p text:style-name="P158">LAB 3 Pass</text:p>
      <text:p text:style-name="P159"/>
      <text:p text:style-name="P160">Define ldrpin constant as 2</text:p>
      <text:p text:style-name="P161">Define GAMMA constant as 0.7</text:p>
      <text:p text:style-name="P162">Define RL10 constant as 50</text:p>
      <text:p text:style-name="P163"/>
      <text:p text:style-name="P164">setup()</text:p>
      <text:p text:style-name="P165">{</text:p>
      <text:p text:style-name="P166"><text:s text:c="4"/>Initialize pin 2 as INPUT_PULLUP</text:p>
      <text:p text:style-name="P167"><text:s text:c="4"/>Initialize Serial communication at 9600 baud rate</text:p>
      <text:p text:style-name="P168"/>
      <text:p text:style-name="P169"><text:s text:c="4"/>for i from 3 to 10 do</text:p>
      <text:p text:style-name="P170"><text:s text:c="4"/>{</text:p>
      <text:p text:style-name="P171"><text:s text:c="8"/>Initialize pin i as OUTPUT</text:p>
      <text:p text:style-name="P172"><text:s text:c="4"/>}</text:p>
      <text:p text:style-name="P173">}</text:p>
      <text:p text:style-name="P174"/>
      <text:p text:style-name="P175">loop()</text:p>
      <text:p text:style-name="P176">{</text:p>
      <text:p text:style-name="P177"><text:s text:c="4"/>Read analog value from A1 and store it in analogValue</text:p>
      <text:p text:style-name="P178"/>
      <text:p text:style-name="P179"><text:s text:c="4"/>if analogValue is greater than 15 then</text:p>
      <text:p text:style-name="P180"><text:s text:c="4"/>{</text:p>
      <text:soft-page-break/>
      <text:p text:style-name="P181"><text:s text:c="8"/>Print analogValue to Serial</text:p>
      <text:p text:style-name="P182"><text:s text:c="8"/>for i from 3 to 10 do</text:p>
      <text:p text:style-name="P183"><text:s text:c="8"/>{</text:p>
      <text:p text:style-name="P184"><text:s text:c="12"/>Set pin i to LOW</text:p>
      <text:p text:style-name="P185"><text:s text:c="8"/>}</text:p>
      <text:p text:style-name="P186"><text:s text:c="4"/>}</text:p>
      <text:p text:style-name="P187"><text:s text:c="4"/>else</text:p>
      <text:p text:style-name="P188"><text:s text:c="4"/>{</text:p>
      <text:p text:style-name="P189"><text:s text:c="8"/>Call disp()</text:p>
      <text:p text:style-name="P190"><text:s text:c="8"/>Print analogValue to Serial</text:p>
      <text:p text:style-name="P191"><text:s text:c="8"/>Delay for 500 milliseconds</text:p>
      <text:p text:style-name="P192"><text:s text:c="4"/>}</text:p>
      <text:p text:style-name="P193">}</text:p>
      <text:p text:style-name="P194"/>
      <text:p text:style-name="P195">disp()</text:p>
      <text:p text:style-name="P196">{</text:p>
      <text:p text:style-name="P197"><text:s text:c="4"/>for i from 3 to 10 do</text:p>
      <text:p text:style-name="P198"><text:s text:c="4"/>{</text:p>
      <text:p text:style-name="P199"><text:s text:c="8"/>Set pin i to HIGH</text:p>
      <text:p text:style-name="P200"><text:s text:c="4"/>}</text:p>
      <text:p text:style-name="P201">}</text:p>
      <text:p text:style-name="P202">Lab 3 pass plus</text:p>
      <text:p text:style-name="Normal">Define ldrpin constant as 2</text:p>
      <text:p text:style-name="Normal">Define GAMMA constant as 0.7</text:p>
      <text:p text:style-name="Normal">Define RL10 constant as 50</text:p>
      <text:p text:style-name="Normal"/>
      <text:p text:style-name="Normal">setup()</text:p>
      <text:p text:style-name="Normal">{</text:p>
      <text:p text:style-name="Normal"><text:s text:c="4"/>Initialize pin 2 as INPUT_PULLUP</text:p>
      <text:p text:style-name="Normal"><text:s text:c="4"/>Initialize Serial communication at 9600 baud rate</text:p>
      <text:p text:style-name="Normal"/>
      <text:p text:style-name="Normal"><text:s text:c="4"/>for i from 3 to 11 do</text:p>
      <text:p text:style-name="Normal"><text:s text:c="4"/>{</text:p>
      <text:p text:style-name="Normal"><text:s text:c="8"/>Initialize pin i as OUTPUT</text:p>
      <text:p text:style-name="Normal"><text:s text:c="4"/>}</text:p>
      <text:p text:style-name="Normal">}</text:p>
      <text:p text:style-name="Normal"/>
      <text:soft-page-break/>
      <text:p text:style-name="Normal">loop()</text:p>
      <text:p text:style-name="Normal">{</text:p>
      <text:p text:style-name="Normal"><text:s text:c="4"/>Read analog value from A0 and store it in analogValue</text:p>
      <text:p text:style-name="Normal"/>
      <text:p text:style-name="Normal"><text:s text:c="4"/>for i from 3 to 11 do</text:p>
      <text:p text:style-name="Normal"><text:s text:c="4"/>{</text:p>
      <text:p text:style-name="Normal"><text:s text:c="8"/>Set the PWM value of pin i to analogValue</text:p>
      <text:p text:style-name="Normal"><text:s text:c="4"/>}</text:p>
      <text:p text:style-name="Normal">}</text:p>
      <text:p text:style-name="P203">Lab 3 C</text:p>
      <text:p text:style-name="Normal">Define ldrpin constant as 5</text:p>
      <text:p text:style-name="Normal">Define GAMMA constant as 0.7</text:p>
      <text:p text:style-name="Normal">Define RL10 constant as 50</text:p>
      <text:p text:style-name="Normal"/>
      <text:p text:style-name="Normal">setup()</text:p>
      <text:p text:style-name="Normal">{</text:p>
      <text:p text:style-name="Normal"><text:s text:c="4"/>Initialize pin 5 as INPUT_PULLUP</text:p>
      <text:p text:style-name="Normal"><text:s text:c="4"/>Initialize Serial communication at 9600 baud rate</text:p>
      <text:p text:style-name="Normal"><text:s text:c="4"/>Initialize pin 6 as OUTPUT</text:p>
      <text:p text:style-name="Normal">}</text:p>
      <text:p text:style-name="Normal"/>
      <text:p text:style-name="Normal">loop()</text:p>
      <text:p text:style-name="Normal">{</text:p>
      <text:p text:style-name="Normal"><text:s text:c="4"/>Read analog value from A2 and store it in analogValue</text:p>
      <text:p text:style-name="Normal"><text:s text:c="4"/>Set the PWM value of pin 6 to analogValue</text:p>
      <text:p text:style-name="Normal">}</text:p>
      <text:p text:style-name="P204">Lab 4 Pass &amp; Pass Plus</text:p>
      <text:p text:style-name="Normal">Define opnum as an integer</text:p>
      <text:p text:style-name="Normal">Define ledon as an integer and initialize it to 0</text:p>
      <text:soft-page-break/>
      <text:p text:style-name="Normal">Define tim as an integer and initialize it to 200</text:p>
      <text:p text:style-name="Normal">Define once as a boolean and initialize it to true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><text:s text:c="4"/>Create an integer array opt with values {1, 2, 3, 4}</text:p>
      <text:p text:style-name="Normal"><text:s text:c="4"/>Print available options to Serial</text:p>
      <text:p text:style-name="Normal"><text:s text:c="4"/>Initialize pin 11 as OUTPUT</text:p>
      <text:p text:style-name="Normal"><text:s text:c="4"/>Initialize pin 9 as OUTPUT</text:p>
      <text:p text:style-name="Normal"><text:s text:c="4"/>Initialize pin 6 as OUTPUT</text:p>
      <text:p text:style-name="Normal">}</text:p>
      <text:p text:style-name="Normal"/>
      <text:p text:style-name="Normal">loop()</text:p>
      <text:p text:style-name="Normal">{</text:p>
      <text:p text:style-name="Normal"><text:s text:c="4"/>Turn ON LED on pin 10</text:p>
      <text:p text:style-name="Normal"><text:s text:c="4"/>Delay for tim milliseconds</text:p>
      <text:p text:style-name="Normal"><text:s text:c="4"/>Turn OFF LED on pin 10</text:p>
      <text:p text:style-name="Normal"><text:s text:c="4"/>Delay for tim milliseconds</text:p>
      <text:p text:style-name="Normal"/>
      <text:p text:style-name="Normal"><text:s text:c="4"/>If Serial data is available</text:p>
      <text:p text:style-name="Normal"><text:s text:c="4"/>{</text:p>
      <text:p text:style-name="Normal"><text:s text:c="8"/>Read a character from Serial and store it in ch</text:p>
      <text:p text:style-name="Normal"><text:s text:c="8"/>If ch is a digit</text:p>
      <text:p text:style-name="Normal"><text:s text:c="8"/>{</text:p>
      <text:p text:style-name="Normal"><text:s text:c="12"/>Convert ch to an integer and store it in opnum</text:p>
      <text:p text:style-name="Normal"><text:s text:c="8"/>}</text:p>
      <text:p text:style-name="Normal"><text:s text:c="4"/>}</text:p>
      <text:p text:style-name="Normal"/>
      <text:soft-page-break/>
      <text:p text:style-name="Normal"><text:s text:c="4"/>If opnum is equal to 1</text:p>
      <text:p text:style-name="Normal"><text:s text:c="4"/>{</text:p>
      <text:p text:style-name="Normal"><text:s text:c="8"/>If ledon is equal to 0</text:p>
      <text:p text:style-name="Normal"><text:s text:c="8"/>{</text:p>
      <text:p text:style-name="Normal"><text:s text:c="12"/>Turn ON LED on pin 11</text:p>
      <text:p text:style-name="Normal"><text:s text:c="12"/>Delay for 500 milliseconds</text:p>
      <text:p text:style-name="Normal"><text:s text:c="12"/>Set ledon to 1</text:p>
      <text:p text:style-name="Normal"><text:s text:c="8"/>}</text:p>
      <text:p text:style-name="Normal"><text:s text:c="8"/>Else</text:p>
      <text:p text:style-name="Normal"><text:s text:c="8"/>{</text:p>
      <text:p text:style-name="Normal"><text:s text:c="12"/>Turn OFF LED on pin 11</text:p>
      <text:p text:style-name="Normal"><text:s text:c="12"/>Delay for 500 milliseconds</text:p>
      <text:p text:style-name="Normal"><text:s text:c="12"/>Set ledon to 0</text:p>
      <text:p text:style-name="Normal"><text:s text:c="8"/>}</text:p>
      <text:p text:style-name="Normal"><text:s text:c="8"/>Set opnum to 9</text:p>
      <text:p text:style-name="Normal"><text:s text:c="4"/>}</text:p>
      <text:p text:style-name="Normal"/>
      <text:p text:style-name="Normal"><text:s text:c="4"/>Switch on opnum</text:p>
      <text:p text:style-name="Normal"><text:s text:c="4"/>{</text:p>
      <text:p text:style-name="Normal"><text:s text:c="8"/>Case 2:</text:p>
      <text:p text:style-name="Normal"><text:s text:c="12"/>Set tim to 100</text:p>
      <text:p text:style-name="Normal"><text:s text:c="12"/>Break</text:p>
      <text:p text:style-name="Normal"/>
      <text:p text:style-name="Normal"><text:s text:c="8"/>Case 3:</text:p>
      <text:p text:style-name="Normal"><text:s text:c="12"/>Set tim to 500</text:p>
      <text:p text:style-name="Normal"><text:s text:c="12"/>Break</text:p>
      <text:p text:style-name="Normal"/>
      <text:p text:style-name="Normal"><text:s text:c="8"/>Case 4:</text:p>
      <text:p text:style-name="Normal"><text:s text:c="12"/>Loop from i = 0 to 255</text:p>
      <text:soft-page-break/>
      <text:p text:style-name="Normal"><text:s text:c="12"/>{</text:p>
      <text:p text:style-name="Normal"><text:s text:c="16"/>Set PWM value of pin 6 to i</text:p>
      <text:p text:style-name="Normal"><text:s text:c="16"/>Set PWM value of pin 9 to i</text:p>
      <text:p text:style-name="Normal"><text:s text:c="16"/>Delay for 100 milliseconds</text:p>
      <text:p text:style-name="Normal"><text:s text:c="12"/>}</text:p>
      <text:p text:style-name="Normal"><text:s text:c="4"/>}</text:p>
      <text:p text:style-name="Normal">}</text:p>
      <text:p text:style-name="P205">Lab 4 Credit</text:p>
      <text:p text:style-name="Normal">Include necessary libraries: Adafruit_GFX, Adafruit_ST7735, SPI, RTClib</text:p>
      <text:p text:style-name="Normal"/>
      <text:p text:style-name="Normal">Define RTC_DS1307 object as rtc</text:p>
      <text:p text:style-name="Normal"/>
      <text:p text:style-name="Normal">Define constants for TFT display pins:</text:p>
      <text:p text:style-name="Normal">- TFT_CS</text:p>
      <text:p text:style-name="Normal">- TFT_RST</text:p>
      <text:p text:style-name="Normal">- TFT_DC</text:p>
      <text:p text:style-name="Normal">- TFT_SCLK</text:p>
      <text:p text:style-name="Normal">- TFT_MOSI</text:p>
      <text:p text:style-name="Normal"/>
      <text:p text:style-name="Normal">Initialize Serial communication at 9600 baud rate</text:p>
      <text:p text:style-name="Normal"/>
      <text:p text:style-name="Normal">Initialize RTC with DS1307 module and set the initial date and time</text:p>
      <text:p text:style-name="Normal"/>
      <text:p text:style-name="Normal">Initialize Adafruit_ST7735 object tft with specified pins</text:p>
      <text:p text:style-name="Normal"/>
      <text:p text:style-name="Normal">setup()</text:p>
      <text:p text:style-name="Normal">{</text:p>
      <text:p text:style-name="Normal"><text:s text:c="4"/>Initialize Serial communication</text:p>
      <text:p text:style-name="Normal"><text:s text:c="4"/>Initialize RTC</text:p>
      <text:p text:style-name="Normal"/>
      <text:p text:style-name="Normal"><text:s text:c="4"/>Set the RTC date and time to September 21, 2023, 10:08:00</text:p>
      <text:p text:style-name="Normal"/>
      <text:p text:style-name="Normal"><text:s text:c="4"/>Initialize TFT display with appropriate settings</text:p>
      <text:p text:style-name="Normal"><text:s text:c="4"/>Set display rotation to 270 degrees</text:p>
      <text:p text:style-name="Normal"><text:s text:c="4"/>Set the text cursor position on the display</text:p>
      <text:p text:style-name="Normal"><text:s text:c="4"/>Clear the display (fill with black)</text:p>
      <text:p text:style-name="Normal">}</text:p>
      <text:p text:style-name="Normal"/>
      <text:p text:style-name="Normal">loop()</text:p>
      <text:p text:style-name="Normal">{</text:p>
      <text:p text:style-name="Normal"><text:s text:c="4"/>Read the current date and time from the RTC and store it in the "now" variable</text:p>
      <text:p text:style-name="Normal"/>
      <text:p text:style-name="Normal"><text:s text:c="4"/>Clear the TFT display (fill with black)</text:p>
      <text:p text:style-name="Normal"><text:s text:c="4"/>Set the text cursor position on the display</text:p>
      <text:p text:style-name="Normal"><text:s text:c="4"/>Print the current hour, minute, and second from the "now" variable on the display</text:p>
      <text:p text:style-name="Normal"><text:s text:c="4"/>Delay for 1000 milliseconds (1 second) to update the display</text:p>
      <text:p text:style-name="Normal">}</text:p>
      <text:p text:style-name="P206">Lab 4 Distinction</text:p>
      <text:p text:style-name="Normal">Include necessary libraries: "lib.h" and "DFRobot_BMX160.h"</text:p>
      <text:p text:style-name="Normal"/>
      <text:p text:style-name="Normal">Define rows and cols arrays for the LED matrix pins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><text:s text:c="4"/>Delay for 100 milliseconds</text:p>
      <text:p text:style-name="Normal"/>
      <text:p text:style-name="Normal"><text:s text:c="4"/>For i from 0 to 7 do</text:p>
      <text:soft-page-break/>
      <text:p text:style-name="Normal"><text:s text:c="4"/>{</text:p>
      <text:p text:style-name="Normal"><text:s text:c="8"/>Set pinMode for rows[i] as OUTPUT</text:p>
      <text:p text:style-name="Normal"><text:s text:c="8"/>Set pinMode for cols[i] as OUTPUT</text:p>
      <text:p text:style-name="Normal"><text:s text:c="4"/>}</text:p>
      <text:p text:style-name="Normal"/>
      <text:p text:style-name="Normal"><text:s text:c="4"/>Initialize the BMX160 sensor</text:p>
      <text:p text:style-name="Normal"><text:s text:c="4"/>If initialization fails, print an error message and enter an infinite loop</text:p>
      <text:p text:style-name="Normal">}</text:p>
      <text:p text:style-name="Normal"/>
      <text:p text:style-name="Normal">loop()</text:p>
      <text:p text:style-name="Normal">{</text:p>
      <text:p text:style-name="Normal"><text:s text:c="4"/>Declare sensor data structures for magnetometer (Omagn), gyroscope (Ogyro), and accelerometer (Oaccel)</text:p>
      <text:p text:style-name="Normal"/>
      <text:p text:style-name="Normal"><text:s text:c="4"/>Read sensor data into Omagn, Ogyro, and Oaccel using bmx160.getAllData()</text:p>
      <text:p text:style-name="Normal"/>
      <text:p text:style-name="Normal"><text:s text:c="4"/>Extract the accelerometer value for the x-axis into the variable x</text:p>
      <text:p text:style-name="Normal"/>
      <text:p text:style-name="Normal"><text:s text:c="4"/>If x is greater than 0 and x is greater than Oaccel.y</text:p>
      <text:p text:style-name="Normal"><text:s text:c="4"/>{</text:p>
      <text:p text:style-name="Normal"><text:s text:c="8"/>Print "X" and the value of Oaccel.x to Serial</text:p>
      <text:p text:style-name="Normal"><text:s text:c="8"/>Clear the LED matrix</text:p>
      <text:p text:style-name="Normal"><text:s text:c="8"/>Call disp(0) to display pattern 0</text:p>
      <text:p text:style-name="Normal"><text:s text:c="4"/>}</text:p>
      <text:p text:style-name="Normal"><text:s text:c="4"/>Else if x is less than 0 and x is less than Oaccel.y</text:p>
      <text:p text:style-name="Normal"><text:s text:c="4"/>{</text:p>
      <text:p text:style-name="Normal"><text:s text:c="8"/>Print "Y" and the value of Oaccel.y to Serial</text:p>
      <text:p text:style-name="Normal"><text:s text:c="8"/>Clear the LED matrix</text:p>
      <text:p text:style-name="Normal"><text:s text:c="8"/>Call disp(3) to display pattern 3</text:p>
      <text:soft-page-break/>
      <text:p text:style-name="Normal"><text:s text:c="8"/>Delay for 500 milliseconds</text:p>
      <text:p text:style-name="Normal"><text:s text:c="4"/>}</text:p>
      <text:p text:style-name="Normal"><text:s text:c="4"/>Else if Oaccel.y is greater than 0 and Oaccel.y is greater than Oaccel.x</text:p>
      <text:p text:style-name="Normal"><text:s text:c="4"/>{</text:p>
      <text:p text:style-name="Normal"><text:s text:c="8"/>Print "Y" and the value of Oaccel.y to Serial</text:p>
      <text:p text:style-name="Normal"><text:s text:c="8"/>Clear the LED matrix</text:p>
      <text:p text:style-name="Normal"><text:s text:c="8"/>Call disp(2) to display pattern 2</text:p>
      <text:p text:style-name="Normal"><text:s text:c="8"/>Delay for 500 milliseconds</text:p>
      <text:p text:style-name="Normal"><text:s text:c="4"/>}</text:p>
      <text:p text:style-name="Normal"><text:s text:c="4"/>Else if Oaccel.y is less than 0 and Oaccel.y is less than Oaccel.x</text:p>
      <text:p text:style-name="Normal"><text:s text:c="4"/>{</text:p>
      <text:p text:style-name="Normal"><text:s text:c="8"/>Print "Y" and the value of Oaccel.y to Serial</text:p>
      <text:p text:style-name="Normal"><text:s text:c="8"/>Clear the LED matrix</text:p>
      <text:p text:style-name="Normal"><text:s text:c="8"/>Call disp(1) to display pattern 1</text:p>
      <text:p text:style-name="Normal"><text:s text:c="8"/>Delay for 500 milliseconds</text:p>
      <text:p text:style-name="Normal"><text:s text:c="4"/>}</text:p>
      <text:p text:style-name="Normal">}</text:p>
      <text:p text:style-name="Normal"/>
      <text:p text:style-name="Normal">disp(x)</text:p>
      <text:p text:style-name="Normal">{</text:p>
      <text:p text:style-name="Normal"><text:s text:c="4"/>Loop for k from 0 to 1999</text:p>
      <text:p text:style-name="Normal"><text:s text:c="4"/>{</text:p>
      <text:p text:style-name="Normal"><text:s text:c="8"/>Loop for i from 0 to 7</text:p>
      <text:p text:style-name="Normal"><text:s text:c="8"/>{</text:p>
      <text:p text:style-name="Normal"><text:s text:c="12"/>Set the appropriate column to LOW</text:p>
      <text:p text:style-name="Normal"><text:s text:c="12"/>Loop for j from 0 to 7</text:p>
      <text:p text:style-name="Normal"><text:s text:c="12"/>{</text:p>
      <text:p text:style-name="Normal"><text:s text:c="16"/>Set the LED at row[j], column[i] to the value in matrix[x][j][i]</text:p>
      <text:p text:style-name="Normal"><text:s text:c="12"/>}</text:p>
      <text:soft-page-break/>
      <text:p text:style-name="Normal"><text:s text:c="12"/>Loop for j from 0 to 7</text:p>
      <text:p text:style-name="Normal"><text:s text:c="12"/>{</text:p>
      <text:p text:style-name="Normal"><text:s text:c="16"/>Set row[j] to LOW</text:p>
      <text:p text:style-name="Normal"><text:s text:c="12"/>}</text:p>
      <text:p text:style-name="Normal"><text:s text:c="12"/>Set the appropriate column to HIGH</text:p>
      <text:p text:style-name="Normal"><text:s text:c="8"/>}</text:p>
      <text:p text:style-name="Normal"><text:s text:c="4"/>}</text:p>
      <text:p text:style-name="Normal">}</text:p>
      <text:p text:style-name="Normal"/>
      <text:p text:style-name="Normal">clear()</text:p>
      <text:p text:style-name="Normal">{</text:p>
      <text:p text:style-name="Normal"><text:s text:c="4"/>Loop for i from 0 to 7</text:p>
      <text:p text:style-name="Normal"><text:s text:c="4"/>{</text:p>
      <text:p text:style-name="Normal"><text:s text:c="8"/>Set row[i] to LOW</text:p>
      <text:p text:style-name="Normal"><text:s text:c="8"/>Set col[i] to LOW</text:p>
      <text:p text:style-name="Normal"><text:s text:c="4"/>}</text:p>
      <text:p text:style-name="Normal">}</text:p>
      <text:p text:style-name="P207">Lab 5 Pass &amp; Pass Plus</text:p>
      <text:p text:style-name="Normal">Include necessary libraries: Adafruit_GFX, Adafruit_ST7735, Adafruit_SSD1306, SPI, avr/pgmspace</text:p>
      <text:p text:style-name="Normal"/>
      <text:p text:style-name="Normal">Define TFT display pins:</text:p>
      <text:p text:style-name="Normal">- TFT_CS</text:p>
      <text:p text:style-name="Normal">- TFT_RST</text:p>
      <text:p text:style-name="Normal">- TFT_DC</text:p>
      <text:p text:style-name="Normal">- TFT_SCLK</text:p>
      <text:p text:style-name="Normal">- TFT_MOSI</text:p>
      <text:p text:style-name="Normal"/>
      <text:p text:style-name="Normal">Create an Adafruit_ST7735 object tft with specified pins</text:p>
      <text:p text:style-name="Normal"/>
      <text:soft-page-break/>
      <text:p text:style-name="Normal">Define an array of strings li containing PROGMEM strings</text:p>
      <text:p text:style-name="Normal">Define an array of strings buf to store the converted PROGMEM strings</text:p>
      <text:p text:style-name="Normal"/>
      <text:p text:style-name="Normal">Define PROGMEM strings for student ID, student name, university, full university name, semester, and year</text:p>
      <text:p text:style-name="Normal"/>
      <text:p text:style-name="Normal">Define a character array c_ar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><text:s text:c="4"/>Initialize TFT display with appropriate settings</text:p>
      <text:p text:style-name="Normal"><text:s text:c="4"/>Set display rotation to 270 degrees</text:p>
      <text:p text:style-name="Normal"><text:s text:c="4"/>Fill the screen with black</text:p>
      <text:p text:style-name="Normal"><text:s text:c="4"/>Convert PROGMEM strings to regular strings and store them in buf</text:p>
      <text:p text:style-name="Normal"><text:s text:c="4"/>Print the first string from buf to Serial</text:p>
      <text:p text:style-name="Normal">}</text:p>
      <text:p text:style-name="Normal"/>
      <text:p text:style-name="Normal">String constro(const char chh[])</text:p>
      <text:p text:style-name="Normal">{</text:p>
      <text:p text:style-name="Normal"><text:s text:c="4"/>Initialize an empty string str</text:p>
      <text:p text:style-name="Normal"/>
      <text:p text:style-name="Normal"><text:s text:c="4"/>Loop through each character in the PROGMEM string chh</text:p>
      <text:p text:style-name="Normal"><text:s text:c="4"/>{</text:p>
      <text:p text:style-name="Normal"><text:s text:c="8"/>Read a character c from PROGMEM and add it to str</text:p>
      <text:p text:style-name="Normal"><text:s text:c="8"/>Print the character c to Serial</text:p>
      <text:p text:style-name="Normal"><text:s text:c="4"/>}</text:p>
      <text:p text:style-name="Normal"/>
      <text:p text:style-name="Normal"><text:s text:c="4"/>Return the constructed string str</text:p>
      <text:soft-page-break/>
      <text:p text:style-name="Normal">}</text:p>
      <text:p text:style-name="Normal"/>
      <text:p text:style-name="Normal">loop()</text:p>
      <text:p text:style-name="Normal">{</text:p>
      <text:p text:style-name="Normal"><text:s text:c="4"/>Loop through each string in buf</text:p>
      <text:p text:style-name="Normal"><text:s text:c="4"/>{</text:p>
      <text:p text:style-name="Normal"><text:s text:c="8"/>Loop to create a scrolling effect (twice the length of buf)</text:p>
      <text:p text:style-name="Normal"><text:s text:c="8"/>{</text:p>
      <text:p text:style-name="Normal"><text:s text:c="12"/>Clear the TFT display (fill with black)</text:p>
      <text:p text:style-name="Normal"><text:s text:c="12"/>Set the cursor position on the TFT display</text:p>
      <text:p text:style-name="Normal"><text:s text:c="12"/>Set text size to 2</text:p>
      <text:p text:style-name="Normal"><text:s text:c="12"/>Print the string from buf at a shifting position</text:p>
      <text:p text:style-name="Normal"><text:s text:c="12"/>Delay to control the scrolling speed</text:p>
      <text:p text:style-name="Normal"><text:s text:c="8"/>}</text:p>
      <text:p text:style-name="Normal"><text:s text:c="8"/>Delay to pause between different strings</text:p>
      <text:p text:style-name="Normal"><text:s text:c="4"/>}</text:p>
      <text:p text:style-name="Normal">}</text:p>
      <text:p text:style-name="P208">Lab 6 Pass</text:p>
      <text:p text:style-name="Normal">Include necessary libraries: Adafruit_GFX, Adafruit_ST7735, Adafruit_SSD1306, SPI, avr/pgmspace</text:p>
      <text:p text:style-name="Normal"/>
      <text:p text:style-name="Normal">Define TFT display pins:</text:p>
      <text:p text:style-name="Normal">- TFT_CS</text:p>
      <text:p text:style-name="Normal">- TFT_RST</text:p>
      <text:p text:style-name="Normal">- TFT_DC</text:p>
      <text:p text:style-name="Normal">- TFT_SCLK</text:p>
      <text:p text:style-name="Normal">- TFT_MOSI</text:p>
      <text:p text:style-name="Normal"/>
      <text:p text:style-name="Normal">Create an Adafruit_ST7735 object tft with specified pins</text:p>
      <text:p text:style-name="Normal"/>
      <text:soft-page-break/>
      <text:p text:style-name="Normal">Define arrays for rows and columns for the LED matrix pins</text:p>
      <text:p text:style-name="Normal"/>
      <text:p text:style-name="Normal">Define an integer variable x</text:p>
      <text:p text:style-name="Normal"/>
      <text:p text:style-name="Normal">setup()</text:p>
      <text:p text:style-name="Normal">{</text:p>
      <text:p text:style-name="Normal"><text:s text:c="4"/>Initialize TFT display with appropriate settings</text:p>
      <text:p text:style-name="Normal"><text:s text:c="4"/>Fill the screen with black</text:p>
      <text:p text:style-name="Normal"><text:s text:c="4"/>Initialize Serial communication at 9600 baud rate</text:p>
      <text:p text:style-name="Normal"/>
      <text:p text:style-name="Normal"><text:s text:c="4"/>For j from 0 to 7 do</text:p>
      <text:p text:style-name="Normal"><text:s text:c="4"/>{</text:p>
      <text:p text:style-name="Normal"><text:s text:c="8"/>Set pinMode for rows[j] as OUTPUT</text:p>
      <text:p text:style-name="Normal"><text:s text:c="8"/>Set pinMode for cols[j] as OUTPUT</text:p>
      <text:p text:style-name="Normal"><text:s text:c="4"/>}</text:p>
      <text:p text:style-name="Normal"/>
      <text:p text:style-name="Normal"><text:s text:c="4"/>Set pinMode for pin 2 as INPUT_PULLUP</text:p>
      <text:p text:style-name="Normal"><text:s text:c="4"/>Attach an external interrupt to pin 2, which calls the displaymic() function on LOW signal</text:p>
      <text:p text:style-name="Normal">}</text:p>
      <text:p text:style-name="Normal"/>
      <text:p text:style-name="Normal">//ISR - External Interrupt</text:p>
      <text:p text:style-name="Normal">void displaymic()</text:p>
      <text:p text:style-name="Normal">{</text:p>
      <text:p text:style-name="Normal"><text:s text:c="4"/>Set the cursor position on the TFT display</text:p>
      <text:p text:style-name="Normal"><text:s text:c="4"/>Set text size to 5</text:p>
      <text:p text:style-name="Normal"><text:s text:c="4"/>Print "@" on the TFT display</text:p>
      <text:p text:style-name="Normal"><text:s text:c="4"/>Delay for 100 milliseconds</text:p>
      <text:p text:style-name="Normal">}</text:p>
      <text:p text:style-name="Normal"/>
      <text:soft-page-break/>
      <text:p text:style-name="Normal">void loop()</text:p>
      <text:p text:style-name="Normal">{</text:p>
      <text:p text:style-name="Normal"><text:s text:c="4"/>// The loop is empty because the program mainly responds to the external interrupt</text:p>
      <text:p text:style-name="P209">}</text:p>
      <text:p text:style-name="P210">Lab 6 Pass Plus</text:p>
      <text:p text:style-name="Normal">Include necessary libraries: lib.h, Adafruit_GFX, Adafruit_ST7735, SPI</text:p>
      <text:p text:style-name="Normal"/>
      <text:p text:style-name="Normal">Define arrays for rows and columns for the LED matrix pins</text:p>
      <text:p text:style-name="Normal"/>
      <text:p text:style-name="Normal">Define an integer variable x and initialize it to 0</text:p>
      <text:p text:style-name="Normal"/>
      <text:p text:style-name="Normal">setup()</text:p>
      <text:p text:style-name="Normal">{</text:p>
      <text:p text:style-name="Normal"><text:s text:c="4"/>Initialize Serial communication at 9600 baud rate</text:p>
      <text:p text:style-name="Normal"/>
      <text:p text:style-name="Normal"><text:s text:c="4"/>For j from 0 to 7 do</text:p>
      <text:p text:style-name="Normal"><text:s text:c="4"/>{</text:p>
      <text:p text:style-name="Normal"><text:s text:c="8"/>Set pinMode for rows[j] as OUTPUT</text:p>
      <text:p text:style-name="Normal"><text:s text:c="8"/>Set pinMode for cols[j] as OUTPUT</text:p>
      <text:p text:style-name="Normal"><text:s text:c="4"/>}</text:p>
      <text:p text:style-name="Normal"/>
      <text:p text:style-name="Normal"><text:s text:c="4"/>Set pinMode for pin 2 as INPUT_PULLUP</text:p>
      <text:p text:style-name="Normal"><text:s text:c="4"/>Attach an external interrupt to pin 2, which calls the displaymic() function on LOW signal</text:p>
      <text:p text:style-name="Normal">}</text:p>
      <text:p text:style-name="Normal"/>
      <text:p text:style-name="Normal">// ISR - External Interrupt</text:p>
      <text:p text:style-name="Normal">void displaymic()</text:p>
      <text:p text:style-name="Normal">{</text:p>
      <text:p text:style-name="Normal"><text:s text:c="4"/>Loop for k from 0 to 9999</text:p>
      <text:soft-page-break/>
      <text:p text:style-name="Normal"><text:s text:c="4"/>{</text:p>
      <text:p text:style-name="Normal"><text:s text:c="8"/>Loop for i from 0 to 7</text:p>
      <text:p text:style-name="Normal"><text:s text:c="8"/>{</text:p>
      <text:p text:style-name="Normal"><text:s text:c="12"/>Set the appropriate column to LOW</text:p>
      <text:p text:style-name="Normal"><text:s text:c="12"/>Loop for j from 0 to 7</text:p>
      <text:p text:style-name="Normal"><text:s text:c="12"/>{</text:p>
      <text:p text:style-name="Normal"><text:s text:c="16"/>Set the LED at row[j], column[i] to the value in matrix[x][j][i]</text:p>
      <text:p text:style-name="Normal"><text:s text:c="12"/>}</text:p>
      <text:p text:style-name="Normal"><text:s text:c="12"/>Loop for j from 0 to 7</text:p>
      <text:p text:style-name="Normal"><text:s text:c="12"/>{</text:p>
      <text:p text:style-name="Normal"><text:s text:c="16"/>Set row[j] to LOW</text:p>
      <text:p text:style-name="Normal"><text:s text:c="12"/>}</text:p>
      <text:p text:style-name="Normal"><text:s text:c="12"/>Set the appropriate column to HIGH</text:p>
      <text:p text:style-name="Normal"><text:s text:c="8"/>}</text:p>
      <text:p text:style-name="Normal"><text:s text:c="4"/>}</text:p>
      <text:p text:style-name="Normal"/>
      <text:p text:style-name="Normal"><text:s text:c="4"/>Increment x by 1</text:p>
      <text:p text:style-name="Normal"><text:s text:c="4"/>Call the clear() function to turn off all LEDs</text:p>
      <text:p text:style-name="Normal">}</text:p>
      <text:p text:style-name="Normal"/>
      <text:p text:style-name="Normal">// Clear all LEDs</text:p>
      <text:p text:style-name="Normal">void clear()</text:p>
      <text:p text:style-name="Normal">{</text:p>
      <text:p text:style-name="Normal"><text:s text:c="4"/>Loop for i from 0 to 7</text:p>
      <text:p text:style-name="Normal"><text:s text:c="4"/>{</text:p>
      <text:p text:style-name="Normal"><text:s text:c="8"/>Set row[i] to LOW</text:p>
      <text:p text:style-name="Normal"><text:s text:c="8"/>Set col[i] to LOW</text:p>
      <text:p text:style-name="Normal"><text:s text:c="4"/>}</text:p>
      <text:p text:style-name="Normal">}</text:p>
      <text:p text:style-name="Normal"/>
      <text:p text:style-name="Normal">void loop()</text:p>
      <text:p text:style-name="Normal">{</text:p>
      <text:p text:style-name="Normal"><text:s text:c="4"/>// The loop is empty because the LED patterns are displayed in the interrupt service routine (ISR)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D REDWAN AHMED ZAWAD</meta:initial-creator>
    <dc:creator>MD REDWAN AHMED ZAWAD</dc:creator>
    <meta:creation-date>2023-09-29T09:18:00Z</meta:creation-date>
    <dc:date>2023-09-29T09:32:00Z</dc:date>
    <meta:template xlink:href="Normal" xlink:type="simple"/>
    <meta:editing-cycles>4</meta:editing-cycles>
    <meta:editing-duration>PT900S</meta:editing-duration>
    <meta:document-statistic meta:page-count="19" meta:paragraph-count="74" meta:word-count="2222" meta:character-count="12861" meta:row-count="315" meta:non-whitespace-character-count="10713"/>
  </office:meta>
</office:document-meta>
</file>